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00C0000000C47D84DDD86C2FEB4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text-properties officeooo:rsid="0002d279" officeooo:paragraph-rsid="0002d279"/>
    </style:style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unny exercises</text:p>
      <text:p text:style-name="Text_20_body"/>
      <text:p text:style-name="Text_20_body">Put the verbs into the correct form (future I simple). Use <text:span text:style-name="Strong_20_Emphasis">will</text:span>.</text:p>
      <text:p text:style-name="Text_20_body">Jim asked a fortune teller about his future. Here is what she told him:</text:p>
      <text:list xml:id="list3686308265647694346" text:style-name="L1">
        <text:list-item>
          <text:p text:style-name="P3">You will earn<text:bookmark text:name="p0"/><draw:a xlink:type="simple" xlink:href="https://www.ego4u.com/en/cram-up/grammar/future-1-will/exercises?default#p0"><draw:frame draw:style-name="fr1" draw:name="Figura1" text:anchor-type="as-char" svg:width="0.37cm" svg:height="0.37cm" draw:z-index="0"><draw:image xlink:href="Pictures/100002000000000C0000000C47D84DDD86C2FEB4.gif" xlink:type="simple" xlink:show="embed" xlink:actuate="onLoad"/><svg:title>(i)</svg:title></draw:frame></draw:a> a lot of money. </text:p>
        </text:list-item>
        <text:list-item>
          <text:p text:style-name="P3">You will travel<text:bookmark text:name="p1"/><draw:a xlink:type="simple" xlink:href="https://www.ego4u.com/en/cram-up/grammar/future-1-will/exercises?default#p1"><draw:frame draw:style-name="fr1" draw:name="Figura2" text:anchor-type="as-char" svg:width="0.37cm" svg:height="0.37cm" draw:z-index="1"><draw:image xlink:href="Pictures/100002000000000C0000000C47D84DDD86C2FEB4.gif" xlink:type="simple" xlink:show="embed" xlink:actuate="onLoad"/><svg:title>(i)</svg:title></draw:frame></draw:a> around the world. </text:p>
        </text:list-item>
        <text:list-item>
          <text:p text:style-name="P3">You will meet<text:bookmark text:name="p2"/><draw:a xlink:type="simple" xlink:href="https://www.ego4u.com/en/cram-up/grammar/future-1-will/exercises?default#p2"><draw:frame draw:style-name="fr1" draw:name="Figura3" text:anchor-type="as-char" svg:width="0.37cm" svg:height="0.37cm" draw:z-index="2"><draw:image xlink:href="Pictures/100002000000000C0000000C47D84DDD86C2FEB4.gif" xlink:type="simple" xlink:show="embed" xlink:actuate="onLoad"/><svg:title>(i)</svg:title></draw:frame></draw:a> lots of interesting people. </text:p>
        </text:list-item>
        <text:list-item>
          <text:p text:style-name="P3">Everybody will adore<text:bookmark text:name="p3"/><draw:a xlink:type="simple" xlink:href="https://www.ego4u.com/en/cram-up/grammar/future-1-will/exercises?default#p3"><draw:frame draw:style-name="fr1" draw:name="Figura4" text:anchor-type="as-char" svg:width="0.37cm" svg:height="0.37cm" draw:z-index="3"><draw:image xlink:href="Pictures/100002000000000C0000000C47D84DDD86C2FEB4.gif" xlink:type="simple" xlink:show="embed" xlink:actuate="onLoad"/><svg:title>(i)</svg:title></draw:frame></draw:a> you. </text:p>
        </text:list-item>
        <text:list-item>
          <text:p text:style-name="P3">You won't have<text:bookmark text:name="p4"/><draw:a xlink:type="simple" xlink:href="https://www.ego4u.com/en/cram-up/grammar/future-1-will/exercises?default#p4"><draw:frame draw:style-name="fr1" draw:name="Figura5" text:anchor-type="as-char" svg:width="0.37cm" svg:height="0.37cm" draw:z-index="4"><draw:image xlink:href="Pictures/100002000000000C0000000C47D84DDD86C2FEB4.gif" xlink:type="simple" xlink:show="embed" xlink:actuate="onLoad"/><svg:title>(i)</svg:title></draw:frame></draw:a> any problems. </text:p>
        </text:list-item>
        <text:list-item>
          <text:p text:style-name="P3">Many people will serve<text:bookmark text:name="p5"/><draw:a xlink:type="simple" xlink:href="https://www.ego4u.com/en/cram-up/grammar/future-1-will/exercises?default#p5"><draw:frame draw:style-name="fr1" draw:name="Figura6" text:anchor-type="as-char" svg:width="0.37cm" svg:height="0.37cm" draw:z-index="5"><draw:image xlink:href="Pictures/100002000000000C0000000C47D84DDD86C2FEB4.gif" xlink:type="simple" xlink:show="embed" xlink:actuate="onLoad"/><svg:title>(i)</svg:title></draw:frame></draw:a> you. </text:p>
        </text:list-item>
        <text:list-item>
          <text:p text:style-name="P3">They will anticipate<text:bookmark text:name="p6"/><draw:a xlink:type="simple" xlink:href="https://www.ego4u.com/en/cram-up/grammar/future-1-will/exercises?default#p6"><draw:frame draw:style-name="fr1" draw:name="Figura7" text:anchor-type="as-char" svg:width="0.37cm" svg:height="0.37cm" draw:z-index="6"><draw:image xlink:href="Pictures/100002000000000C0000000C47D84DDD86C2FEB4.gif" xlink:type="simple" xlink:show="embed" xlink:actuate="onLoad"/><svg:title>(i)</svg:title></draw:frame></draw:a> your wishes. </text:p>
        </text:list-item>
        <text:list-item>
          <text:p text:style-name="P3">There will not be<text:bookmark text:name="p7"/><draw:a xlink:type="simple" xlink:href="https://www.ego4u.com/en/cram-up/grammar/future-1-will/exercises?default#p7"><draw:frame draw:style-name="fr1" draw:name="Figura8" text:anchor-type="as-char" svg:width="0.37cm" svg:height="0.37cm" draw:z-index="7"><draw:image xlink:href="Pictures/100002000000000C0000000C47D84DDD86C2FEB4.gif" xlink:type="simple" xlink:show="embed" xlink:actuate="onLoad"/><svg:title>(i)</svg:title></draw:frame></draw:a> anything left to wish for. </text:p>
        </text:list-item>
        <text:list-item>
          <text:p text:style-name="P3">Everything will be<text:bookmark text:name="p8"/><draw:a xlink:type="simple" xlink:href="https://www.ego4u.com/en/cram-up/grammar/future-1-will/exercises?default#p8"><draw:frame draw:style-name="fr1" draw:name="Figura9" text:anchor-type="as-char" svg:width="0.37cm" svg:height="0.37cm" draw:z-index="8"><draw:image xlink:href="Pictures/100002000000000C0000000C47D84DDD86C2FEB4.gif" xlink:type="simple" xlink:show="embed" xlink:actuate="onLoad"/><svg:title>(i)</svg:title></draw:frame></draw:a> perfect. </text:p>
        </text:list-item>
        <text:list-item>
          <text:p text:style-name="P1">But all these things <text:bookmark text:name="p9"/><text:a xlink:type="simple" xlink:href="https://www.ego4u.com/en/cram-up/grammar/future-1-will/exercises?default#p9" text:style-name="Internet_20_link" text:visited-style-name="Visited_20_Internet_20_Link">will only happen</text:a><text:bookmark text:name="p10"/><draw:a xlink:type="simple" xlink:href="https://www.ego4u.com/en/cram-up/grammar/future-1-will/exercises?default#p10"><draw:frame draw:style-name="fr1" draw:name="Figura10" text:anchor-type="as-char" svg:width="0.37cm" svg:height="0.37cm" draw:z-index="9"><draw:image xlink:href="Pictures/100002000000000C0000000C47D84DDD86C2FEB4.gif" xlink:type="simple" xlink:show="embed" xlink:actuate="onLoad"/><svg:title>(i)</svg:title></draw:frame></draw:a> if you marry me.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1T11:15:30.951520462</meta:creation-date>
    <dc:date>2018-01-21T11:16:32.225212003</dc:date>
    <meta:editing-duration>PT1M2S</meta:editing-duration>
    <meta:editing-cycles>1</meta:editing-cycles>
    <meta:generator>LibreOffice/5.2.7.2$Linux_X86_64 LibreOffice_project/20m0$Build-2</meta:generator>
    <meta:document-statistic meta:table-count="0" meta:image-count="10" meta:object-count="0" meta:page-count="1" meta:paragraph-count="13" meta:word-count="101" meta:character-count="522" meta:non-whitespace-character-count="434"/>
  </office:meta>
</office:document-meta>
</file>